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/" manifest:media-type="application/vnd.oasis.opendocument.spreadsheet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Sheet1">
        <table:table-row>
          <table:table-cell>
            <text:p>C</text:p>
          </table:table-cell>
          <table:table-cell>
            <text:p>:</text:p>
          </table:table-cell>
          <table:table-cell>
            <text:p>\</text:p>
          </table:table-cell>
          <table:table-cell>
            <text:p>U</text:p>
          </table:table-cell>
          <table:table-cell>
            <text:p>s</text:p>
          </table:table-cell>
          <table:table-cell>
            <text:p>e</text:p>
          </table:table-cell>
          <table:table-cell>
            <text:p>r</text:p>
          </table:table-cell>
          <table:table-cell>
            <text:p>s</text:p>
          </table:table-cell>
          <table:table-cell>
            <text:p>\</text:p>
          </table:table-cell>
          <table:table-cell>
            <text:p>o</text:p>
          </table:table-cell>
          <table:table-cell>
            <text:p>k</text:p>
          </table:table-cell>
          <table:table-cell>
            <text:p>u</text:p>
          </table:table-cell>
          <table:table-cell>
            <text:p>t</text:p>
          </table:table-cell>
          <table:table-cell>
            <text:p>y</text:p>
          </table:table-cell>
          <table:table-cell>
            <text:p>\</text:p>
          </table:table-cell>
          <table:table-cell>
            <text:p>O</text:p>
          </table:table-cell>
          <table:table-cell>
            <text:p>n</text:p>
          </table:table-cell>
          <table:table-cell>
            <text:p>e</text:p>
          </table:table-cell>
          <table:table-cell>
            <text:p>D</text:p>
          </table:table-cell>
          <table:table-cell>
            <text:p>r</text:p>
          </table:table-cell>
          <table:table-cell>
            <text:p>i</text:p>
          </table:table-cell>
          <table:table-cell>
            <text:p>v</text:p>
          </table:table-cell>
          <table:table-cell>
            <text:p>e</text:p>
          </table:table-cell>
          <table:table-cell>
            <text:p>\</text:p>
          </table:table-cell>
          <table:table-cell>
            <text:p>Р</text:p>
          </table:table-cell>
          <table:table-cell>
            <text:p>а</text:p>
          </table:table-cell>
          <table:table-cell>
            <text:p>б</text:p>
          </table:table-cell>
          <table:table-cell>
            <text:p>о</text:p>
          </table:table-cell>
          <table:table-cell>
            <text:p>ч</text:p>
          </table:table-cell>
          <table:table-cell>
            <text:p>и</text:p>
          </table:table-cell>
          <table:table-cell>
            <text:p>й</text:p>
          </table:table-cell>
          <table:table-cell>
            <text:p> </text:p>
          </table:table-cell>
          <table:table-cell>
            <text:p>с</text:p>
          </table:table-cell>
          <table:table-cell>
            <text:p>т</text:p>
          </table:table-cell>
          <table:table-cell>
            <text:p>о</text:p>
          </table:table-cell>
          <table:table-cell>
            <text:p>л</text:p>
          </table:table-cell>
          <table:table-cell>
            <text:p>\</text:p>
          </table:table-cell>
          <table:table-cell>
            <text:p>h</text:p>
          </table:table-cell>
          <table:table-cell>
            <text:p>a</text:p>
          </table:table-cell>
          <table:table-cell>
            <text:p>c</text:p>
          </table:table-cell>
          <table:table-cell>
            <text:p>\</text:p>
          </table:table-cell>
          <table:table-cell>
            <text:p>m</text:p>
          </table:table-cell>
          <table:table-cell>
            <text:p>o</text:p>
          </table:table-cell>
          <table:table-cell>
            <text:p>d</text:p>
          </table:table-cell>
          <table:table-cell>
            <text:p>e</text:p>
          </table:table-cell>
          <table:table-cell>
            <text:p>l</text:p>
          </table:table-cell>
          <table:table-cell>
            <text:p>s</text:p>
          </table:table-cell>
          <table:table-cell>
            <text:p>\</text:p>
          </table:table-cell>
          <table:table-cell>
            <text:p>Н</text:p>
          </table:table-cell>
          <table:table-cell>
            <text:p>а</text:p>
          </table:table-cell>
          <table:table-cell>
            <text:p>р</text:p>
          </table:table-cell>
          <table:table-cell>
            <text:p>у</text:p>
          </table:table-cell>
          <table:table-cell>
            <text:p>ш</text:p>
          </table:table-cell>
          <table:table-cell>
            <text:p>е</text:p>
          </table:table-cell>
          <table:table-cell>
            <text:p>н</text:p>
          </table:table-cell>
          <table:table-cell>
            <text:p>и</text:p>
          </table:table-cell>
          <table:table-cell>
            <text:p>я</text:p>
          </table:table-cell>
          <table:table-cell>
            <text:p> </text:p>
          </table:table-cell>
          <table:table-cell>
            <text:p>х</text:p>
          </table:table-cell>
          <table:table-cell>
            <text:p>а</text:p>
          </table:table-cell>
          <table:table-cell>
            <text:p>к</text:p>
          </table:table-cell>
          <table:table-cell>
            <text:p>а</text:p>
          </table:table-cell>
          <table:table-cell>
            <text:p>т</text:p>
          </table:table-cell>
          <table:table-cell>
            <text:p>о</text:p>
          </table:table-cell>
          <table:table-cell>
            <text:p>н</text:p>
          </table:table-cell>
          <table:table-cell>
            <text:p>\</text:p>
          </table:table-cell>
          <table:table-cell>
            <text:p>_</text:p>
          </table:table-cell>
          <table:table-cell>
            <text:p> </text:p>
          </table:table-cell>
          <table:table-cell>
            <text:p>З</text:p>
          </table:table-cell>
          <table:table-cell>
            <text:p>а</text:p>
          </table:table-cell>
          <table:table-cell>
            <text:p>л</text:p>
          </table:table-cell>
          <table:table-cell>
            <text:p>е</text:p>
          </table:table-cell>
          <table:table-cell>
            <text:p>з</text:p>
          </table:table-cell>
          <table:table-cell>
            <text:p> </text:p>
          </table:table-cell>
          <table:table-cell>
            <text:p>2</text:p>
          </table:table-cell>
          <table:table-cell>
            <text:p> </text:p>
          </table:table-cell>
          <table:table-cell>
            <text:p>ф</text:p>
          </table:table-cell>
          <table:table-cell>
            <text:p>а</text:p>
          </table:table-cell>
          <table:table-cell>
            <text:p>в</text:p>
          </table:table-cell>
          <table:table-cell>
            <text:p>о</text:p>
          </table:table-cell>
          <table:table-cell>
            <text:p>р</text:p>
          </table:table-cell>
          <table:table-cell>
            <text:p>и</text:p>
          </table:table-cell>
          <table:table-cell>
            <text:p>т</text:p>
          </table:table-cell>
          <table:table-cell>
            <text:p>.</text:p>
          </table:table-cell>
          <table:table-cell>
            <text:p>m</text:p>
          </table:table-cell>
          <table:table-cell>
            <text:p>p</text:p>
          </table:table-cell>
          <table:table-cell>
            <text:p>4</text:p>
          </table:table-cell>
        </table:table-row>
        <table:table-row>
          <table:table-cell>
            <text:p>C</text:p>
          </table:table-cell>
          <table:table-cell>
            <text:p>:</text:p>
          </table:table-cell>
          <table:table-cell>
            <text:p>\</text:p>
          </table:table-cell>
          <table:table-cell>
            <text:p>U</text:p>
          </table:table-cell>
          <table:table-cell>
            <text:p>s</text:p>
          </table:table-cell>
          <table:table-cell>
            <text:p>e</text:p>
          </table:table-cell>
          <table:table-cell>
            <text:p>r</text:p>
          </table:table-cell>
          <table:table-cell>
            <text:p>s</text:p>
          </table:table-cell>
          <table:table-cell>
            <text:p>\</text:p>
          </table:table-cell>
          <table:table-cell>
            <text:p>o</text:p>
          </table:table-cell>
          <table:table-cell>
            <text:p>k</text:p>
          </table:table-cell>
          <table:table-cell>
            <text:p>u</text:p>
          </table:table-cell>
          <table:table-cell>
            <text:p>t</text:p>
          </table:table-cell>
          <table:table-cell>
            <text:p>y</text:p>
          </table:table-cell>
          <table:table-cell>
            <text:p>\</text:p>
          </table:table-cell>
          <table:table-cell>
            <text:p>O</text:p>
          </table:table-cell>
          <table:table-cell>
            <text:p>n</text:p>
          </table:table-cell>
          <table:table-cell>
            <text:p>e</text:p>
          </table:table-cell>
          <table:table-cell>
            <text:p>D</text:p>
          </table:table-cell>
          <table:table-cell>
            <text:p>r</text:p>
          </table:table-cell>
          <table:table-cell>
            <text:p>i</text:p>
          </table:table-cell>
          <table:table-cell>
            <text:p>v</text:p>
          </table:table-cell>
          <table:table-cell>
            <text:p>e</text:p>
          </table:table-cell>
          <table:table-cell>
            <text:p>\</text:p>
          </table:table-cell>
          <table:table-cell>
            <text:p>Р</text:p>
          </table:table-cell>
          <table:table-cell>
            <text:p>а</text:p>
          </table:table-cell>
          <table:table-cell>
            <text:p>б</text:p>
          </table:table-cell>
          <table:table-cell>
            <text:p>о</text:p>
          </table:table-cell>
          <table:table-cell>
            <text:p>ч</text:p>
          </table:table-cell>
          <table:table-cell>
            <text:p>и</text:p>
          </table:table-cell>
          <table:table-cell>
            <text:p>й</text:p>
          </table:table-cell>
          <table:table-cell>
            <text:p> </text:p>
          </table:table-cell>
          <table:table-cell>
            <text:p>с</text:p>
          </table:table-cell>
          <table:table-cell>
            <text:p>т</text:p>
          </table:table-cell>
          <table:table-cell>
            <text:p>о</text:p>
          </table:table-cell>
          <table:table-cell>
            <text:p>л</text:p>
          </table:table-cell>
          <table:table-cell>
            <text:p>\</text:p>
          </table:table-cell>
          <table:table-cell>
            <text:p>h</text:p>
          </table:table-cell>
          <table:table-cell>
            <text:p>a</text:p>
          </table:table-cell>
          <table:table-cell>
            <text:p>c</text:p>
          </table:table-cell>
          <table:table-cell>
            <text:p>\</text:p>
          </table:table-cell>
          <table:table-cell>
            <text:p>m</text:p>
          </table:table-cell>
          <table:table-cell>
            <text:p>o</text:p>
          </table:table-cell>
          <table:table-cell>
            <text:p>d</text:p>
          </table:table-cell>
          <table:table-cell>
            <text:p>e</text:p>
          </table:table-cell>
          <table:table-cell>
            <text:p>l</text:p>
          </table:table-cell>
          <table:table-cell>
            <text:p>s</text:p>
          </table:table-cell>
          <table:table-cell>
            <text:p>\</text:p>
          </table:table-cell>
          <table:table-cell>
            <text:p>Н</text:p>
          </table:table-cell>
          <table:table-cell>
            <text:p>а</text:p>
          </table:table-cell>
          <table:table-cell>
            <text:p>р</text:p>
          </table:table-cell>
          <table:table-cell>
            <text:p>у</text:p>
          </table:table-cell>
          <table:table-cell>
            <text:p>ш</text:p>
          </table:table-cell>
          <table:table-cell>
            <text:p>е</text:p>
          </table:table-cell>
          <table:table-cell>
            <text:p>н</text:p>
          </table:table-cell>
          <table:table-cell>
            <text:p>и</text:p>
          </table:table-cell>
          <table:table-cell>
            <text:p>я</text:p>
          </table:table-cell>
          <table:table-cell>
            <text:p> </text:p>
          </table:table-cell>
          <table:table-cell>
            <text:p>х</text:p>
          </table:table-cell>
          <table:table-cell>
            <text:p>а</text:p>
          </table:table-cell>
          <table:table-cell>
            <text:p>к</text:p>
          </table:table-cell>
          <table:table-cell>
            <text:p>а</text:p>
          </table:table-cell>
          <table:table-cell>
            <text:p>т</text:p>
          </table:table-cell>
          <table:table-cell>
            <text:p>о</text:p>
          </table:table-cell>
          <table:table-cell>
            <text:p>н</text:p>
          </table:table-cell>
          <table:table-cell>
            <text:p>\</text:p>
          </table:table-cell>
          <table:table-cell>
            <text:p>_</text:p>
          </table:table-cell>
          <table:table-cell>
            <text:p> </text:p>
          </table:table-cell>
          <table:table-cell>
            <text:p>З</text:p>
          </table:table-cell>
          <table:table-cell>
            <text:p>а</text:p>
          </table:table-cell>
          <table:table-cell>
            <text:p>л</text:p>
          </table:table-cell>
          <table:table-cell>
            <text:p>е</text:p>
          </table:table-cell>
          <table:table-cell>
            <text:p>з</text:p>
          </table:table-cell>
          <table:table-cell>
            <text:p> </text:p>
          </table:table-cell>
          <table:table-cell>
            <text:p>2</text:p>
          </table:table-cell>
          <table:table-cell>
            <text:p> </text:p>
          </table:table-cell>
          <table:table-cell>
            <text:p>ф</text:p>
          </table:table-cell>
          <table:table-cell>
            <text:p>а</text:p>
          </table:table-cell>
          <table:table-cell>
            <text:p>в</text:p>
          </table:table-cell>
          <table:table-cell>
            <text:p>о</text:p>
          </table:table-cell>
          <table:table-cell>
            <text:p>р</text:p>
          </table:table-cell>
          <table:table-cell>
            <text:p>и</text:p>
          </table:table-cell>
          <table:table-cell>
            <text:p>т</text:p>
          </table:table-cell>
          <table:table-cell>
            <text:p>.</text:p>
          </table:table-cell>
          <table:table-cell>
            <text:p>m</text:p>
          </table:table-cell>
          <table:table-cell>
            <text:p>p</text:p>
          </table:table-cell>
          <table:table-cell>
            <text:p>4</text:p>
          </table:table-cell>
        </table:table-row>
        <table:table-row>
          <table:table-cell>
            <text:p>C</text:p>
          </table:table-cell>
          <table:table-cell>
            <text:p>:</text:p>
          </table:table-cell>
          <table:table-cell>
            <text:p>\</text:p>
          </table:table-cell>
          <table:table-cell>
            <text:p>U</text:p>
          </table:table-cell>
          <table:table-cell>
            <text:p>s</text:p>
          </table:table-cell>
          <table:table-cell>
            <text:p>e</text:p>
          </table:table-cell>
          <table:table-cell>
            <text:p>r</text:p>
          </table:table-cell>
          <table:table-cell>
            <text:p>s</text:p>
          </table:table-cell>
          <table:table-cell>
            <text:p>\</text:p>
          </table:table-cell>
          <table:table-cell>
            <text:p>o</text:p>
          </table:table-cell>
          <table:table-cell>
            <text:p>k</text:p>
          </table:table-cell>
          <table:table-cell>
            <text:p>u</text:p>
          </table:table-cell>
          <table:table-cell>
            <text:p>t</text:p>
          </table:table-cell>
          <table:table-cell>
            <text:p>y</text:p>
          </table:table-cell>
          <table:table-cell>
            <text:p>\</text:p>
          </table:table-cell>
          <table:table-cell>
            <text:p>O</text:p>
          </table:table-cell>
          <table:table-cell>
            <text:p>n</text:p>
          </table:table-cell>
          <table:table-cell>
            <text:p>e</text:p>
          </table:table-cell>
          <table:table-cell>
            <text:p>D</text:p>
          </table:table-cell>
          <table:table-cell>
            <text:p>r</text:p>
          </table:table-cell>
          <table:table-cell>
            <text:p>i</text:p>
          </table:table-cell>
          <table:table-cell>
            <text:p>v</text:p>
          </table:table-cell>
          <table:table-cell>
            <text:p>e</text:p>
          </table:table-cell>
          <table:table-cell>
            <text:p>\</text:p>
          </table:table-cell>
          <table:table-cell>
            <text:p>Р</text:p>
          </table:table-cell>
          <table:table-cell>
            <text:p>а</text:p>
          </table:table-cell>
          <table:table-cell>
            <text:p>б</text:p>
          </table:table-cell>
          <table:table-cell>
            <text:p>о</text:p>
          </table:table-cell>
          <table:table-cell>
            <text:p>ч</text:p>
          </table:table-cell>
          <table:table-cell>
            <text:p>и</text:p>
          </table:table-cell>
          <table:table-cell>
            <text:p>й</text:p>
          </table:table-cell>
          <table:table-cell>
            <text:p> </text:p>
          </table:table-cell>
          <table:table-cell>
            <text:p>с</text:p>
          </table:table-cell>
          <table:table-cell>
            <text:p>т</text:p>
          </table:table-cell>
          <table:table-cell>
            <text:p>о</text:p>
          </table:table-cell>
          <table:table-cell>
            <text:p>л</text:p>
          </table:table-cell>
          <table:table-cell>
            <text:p>\</text:p>
          </table:table-cell>
          <table:table-cell>
            <text:p>h</text:p>
          </table:table-cell>
          <table:table-cell>
            <text:p>a</text:p>
          </table:table-cell>
          <table:table-cell>
            <text:p>c</text:p>
          </table:table-cell>
          <table:table-cell>
            <text:p>\</text:p>
          </table:table-cell>
          <table:table-cell>
            <text:p>m</text:p>
          </table:table-cell>
          <table:table-cell>
            <text:p>o</text:p>
          </table:table-cell>
          <table:table-cell>
            <text:p>d</text:p>
          </table:table-cell>
          <table:table-cell>
            <text:p>e</text:p>
          </table:table-cell>
          <table:table-cell>
            <text:p>l</text:p>
          </table:table-cell>
          <table:table-cell>
            <text:p>s</text:p>
          </table:table-cell>
          <table:table-cell>
            <text:p>\</text:p>
          </table:table-cell>
          <table:table-cell>
            <text:p>Н</text:p>
          </table:table-cell>
          <table:table-cell>
            <text:p>а</text:p>
          </table:table-cell>
          <table:table-cell>
            <text:p>р</text:p>
          </table:table-cell>
          <table:table-cell>
            <text:p>у</text:p>
          </table:table-cell>
          <table:table-cell>
            <text:p>ш</text:p>
          </table:table-cell>
          <table:table-cell>
            <text:p>е</text:p>
          </table:table-cell>
          <table:table-cell>
            <text:p>н</text:p>
          </table:table-cell>
          <table:table-cell>
            <text:p>и</text:p>
          </table:table-cell>
          <table:table-cell>
            <text:p>я</text:p>
          </table:table-cell>
          <table:table-cell>
            <text:p> </text:p>
          </table:table-cell>
          <table:table-cell>
            <text:p>х</text:p>
          </table:table-cell>
          <table:table-cell>
            <text:p>а</text:p>
          </table:table-cell>
          <table:table-cell>
            <text:p>к</text:p>
          </table:table-cell>
          <table:table-cell>
            <text:p>а</text:p>
          </table:table-cell>
          <table:table-cell>
            <text:p>т</text:p>
          </table:table-cell>
          <table:table-cell>
            <text:p>о</text:p>
          </table:table-cell>
          <table:table-cell>
            <text:p>н</text:p>
          </table:table-cell>
          <table:table-cell>
            <text:p>\</text:p>
          </table:table-cell>
          <table:table-cell>
            <text:p>_</text:p>
          </table:table-cell>
          <table:table-cell>
            <text:p> </text:p>
          </table:table-cell>
          <table:table-cell>
            <text:p>З</text:p>
          </table:table-cell>
          <table:table-cell>
            <text:p>а</text:p>
          </table:table-cell>
          <table:table-cell>
            <text:p>л</text:p>
          </table:table-cell>
          <table:table-cell>
            <text:p>е</text:p>
          </table:table-cell>
          <table:table-cell>
            <text:p>з</text:p>
          </table:table-cell>
          <table:table-cell>
            <text:p> </text:p>
          </table:table-cell>
          <table:table-cell>
            <text:p>2</text:p>
          </table:table-cell>
          <table:table-cell>
            <text:p> </text:p>
          </table:table-cell>
          <table:table-cell>
            <text:p>ф</text:p>
          </table:table-cell>
          <table:table-cell>
            <text:p>а</text:p>
          </table:table-cell>
          <table:table-cell>
            <text:p>в</text:p>
          </table:table-cell>
          <table:table-cell>
            <text:p>о</text:p>
          </table:table-cell>
          <table:table-cell>
            <text:p>р</text:p>
          </table:table-cell>
          <table:table-cell>
            <text:p>и</text:p>
          </table:table-cell>
          <table:table-cell>
            <text:p>т</text:p>
          </table:table-cell>
          <table:table-cell>
            <text:p>.</text:p>
          </table:table-cell>
          <table:table-cell>
            <text:p>m</text:p>
          </table:table-cell>
          <table:table-cell>
            <text:p>p</text:p>
          </table:table-cell>
          <table:table-cell>
            <text:p>4</text:p>
          </table:table-cell>
        </table:table-row>
        <table:table-row>
          <table:table-cell>
            <text:p>7</text:p>
          </table:table-cell>
          <table:table-cell>
            <text:p>.</text:p>
          </table:table-cell>
          <table:table-cell>
            <text:p>9</text:p>
          </table:table-cell>
          <table:table-cell>
            <text:p>4</text:p>
          </table:table-cell>
          <table:table-cell>
            <text:p>1</text:p>
          </table:table-cell>
          <table:table-cell>
            <text:p>2</text:p>
          </table:table-cell>
          <table:table-cell>
            <text:p>6</text:p>
          </table:table-cell>
          <table:table-cell>
            <text:p>6</text:p>
          </table:table-cell>
          <table:table-cell>
            <text:p>6</text:p>
          </table:table-cell>
          <table:table-cell>
            <text:p>6</text:p>
          </table:table-cell>
          <table:table-cell>
            <text:p>6</text:p>
          </table:table-cell>
          <table:table-cell>
            <text:p>6</text:p>
          </table:table-cell>
          <table:table-cell>
            <text:p>6</text:p>
          </table:table-cell>
          <table:table-cell>
            <text:p>6</text:p>
          </table:table-cell>
          <table:table-cell>
            <text:p>6</text:p>
          </table:table-cell>
          <table:table-cell>
            <text:p>6</text:p>
          </table:table-cell>
          <table:table-cell>
            <text:p>6</text:p>
          </table:table-cell>
          <table:table-cell>
            <text:p>5</text:p>
          </table:table-cell>
          <table:table-cell>
            <text:p> </text:p>
          </table:table-cell>
          <table:table-cell>
            <text:p>Р</text:p>
          </table:table-cell>
          <table:table-cell>
            <text:p>а</text:p>
          </table:table-cell>
          <table:table-cell>
            <text:p>б</text:p>
          </table:table-cell>
          <table:table-cell>
            <text:p>о</text:p>
          </table:table-cell>
          <table:table-cell>
            <text:p>т</text:p>
          </table:table-cell>
          <table:table-cell>
            <text:p>а</text:p>
          </table:table-cell>
          <table:table-cell>
            <text:p> </text:p>
          </table:table-cell>
          <table:table-cell>
            <text:p>в</text:p>
          </table:table-cell>
          <table:table-cell>
            <text:p> </text:p>
          </table:table-cell>
          <table:table-cell>
            <text:p>п</text:p>
          </table:table-cell>
          <table:table-cell>
            <text:p>о</text:p>
          </table:table-cell>
          <table:table-cell>
            <text:p>д</text:p>
          </table:table-cell>
          <table:table-cell>
            <text:p>в</text:p>
          </table:table-cell>
          <table:table-cell>
            <text:p>а</text:p>
          </table:table-cell>
          <table:table-cell>
            <text:p>г</text:p>
          </table:table-cell>
          <table:table-cell>
            <text:p>о</text:p>
          </table:table-cell>
          <table:table-cell>
            <text:p>н</text:p>
          </table:table-cell>
          <table:table-cell>
            <text:p>н</text:p>
          </table:table-cell>
          <table:table-cell>
            <text:p>о</text:p>
          </table:table-cell>
          <table:table-cell>
            <text:p>м</text:p>
          </table:table-cell>
          <table:table-cell>
            <text:p> </text:p>
          </table:table-cell>
          <table:table-cell>
            <text:p>п</text:p>
          </table:table-cell>
          <table:table-cell>
            <text:p>р</text:p>
          </table:table-cell>
          <table:table-cell>
            <text:p>о</text:p>
          </table:table-cell>
          <table:table-cell>
            <text:p>с</text:p>
          </table:table-cell>
          <table:table-cell>
            <text:p>т</text:p>
          </table:table-cell>
          <table:table-cell>
            <text:p>р</text:p>
          </table:table-cell>
          <table:table-cell>
            <text:p>а</text:p>
          </table:table-cell>
          <table:table-cell>
            <text:p>н</text:p>
          </table:table-cell>
          <table:table-cell>
            <text:p>с</text:p>
          </table:table-cell>
          <table:table-cell>
            <text:p>т</text:p>
          </table:table-cell>
          <table:table-cell>
            <text:p>в</text:p>
          </table:table-cell>
          <table:table-cell>
            <text:p>е</text:p>
          </table:table-cell>
        </table:table-row>
        <table:table-row>
          <table:table-cell>
            <text:p>C</text:p>
          </table:table-cell>
          <table:table-cell>
            <text:p>:</text:p>
          </table:table-cell>
          <table:table-cell>
            <text:p>\</text:p>
          </table:table-cell>
          <table:table-cell>
            <text:p>U</text:p>
          </table:table-cell>
          <table:table-cell>
            <text:p>s</text:p>
          </table:table-cell>
          <table:table-cell>
            <text:p>e</text:p>
          </table:table-cell>
          <table:table-cell>
            <text:p>r</text:p>
          </table:table-cell>
          <table:table-cell>
            <text:p>s</text:p>
          </table:table-cell>
          <table:table-cell>
            <text:p>\</text:p>
          </table:table-cell>
          <table:table-cell>
            <text:p>o</text:p>
          </table:table-cell>
          <table:table-cell>
            <text:p>k</text:p>
          </table:table-cell>
          <table:table-cell>
            <text:p>u</text:p>
          </table:table-cell>
          <table:table-cell>
            <text:p>t</text:p>
          </table:table-cell>
          <table:table-cell>
            <text:p>y</text:p>
          </table:table-cell>
          <table:table-cell>
            <text:p>\</text:p>
          </table:table-cell>
          <table:table-cell>
            <text:p>O</text:p>
          </table:table-cell>
          <table:table-cell>
            <text:p>n</text:p>
          </table:table-cell>
          <table:table-cell>
            <text:p>e</text:p>
          </table:table-cell>
          <table:table-cell>
            <text:p>D</text:p>
          </table:table-cell>
          <table:table-cell>
            <text:p>r</text:p>
          </table:table-cell>
          <table:table-cell>
            <text:p>i</text:p>
          </table:table-cell>
          <table:table-cell>
            <text:p>v</text:p>
          </table:table-cell>
          <table:table-cell>
            <text:p>e</text:p>
          </table:table-cell>
          <table:table-cell>
            <text:p>\</text:p>
          </table:table-cell>
          <table:table-cell>
            <text:p>Р</text:p>
          </table:table-cell>
          <table:table-cell>
            <text:p>а</text:p>
          </table:table-cell>
          <table:table-cell>
            <text:p>б</text:p>
          </table:table-cell>
          <table:table-cell>
            <text:p>о</text:p>
          </table:table-cell>
          <table:table-cell>
            <text:p>ч</text:p>
          </table:table-cell>
          <table:table-cell>
            <text:p>и</text:p>
          </table:table-cell>
          <table:table-cell>
            <text:p>й</text:p>
          </table:table-cell>
          <table:table-cell>
            <text:p> </text:p>
          </table:table-cell>
          <table:table-cell>
            <text:p>с</text:p>
          </table:table-cell>
          <table:table-cell>
            <text:p>т</text:p>
          </table:table-cell>
          <table:table-cell>
            <text:p>о</text:p>
          </table:table-cell>
          <table:table-cell>
            <text:p>л</text:p>
          </table:table-cell>
          <table:table-cell>
            <text:p>\</text:p>
          </table:table-cell>
          <table:table-cell>
            <text:p>h</text:p>
          </table:table-cell>
          <table:table-cell>
            <text:p>a</text:p>
          </table:table-cell>
          <table:table-cell>
            <text:p>c</text:p>
          </table:table-cell>
          <table:table-cell>
            <text:p>\</text:p>
          </table:table-cell>
          <table:table-cell>
            <text:p>m</text:p>
          </table:table-cell>
          <table:table-cell>
            <text:p>o</text:p>
          </table:table-cell>
          <table:table-cell>
            <text:p>d</text:p>
          </table:table-cell>
          <table:table-cell>
            <text:p>e</text:p>
          </table:table-cell>
          <table:table-cell>
            <text:p>l</text:p>
          </table:table-cell>
          <table:table-cell>
            <text:p>s</text:p>
          </table:table-cell>
          <table:table-cell>
            <text:p>\</text:p>
          </table:table-cell>
          <table:table-cell>
            <text:p>Н</text:p>
          </table:table-cell>
          <table:table-cell>
            <text:p>а</text:p>
          </table:table-cell>
          <table:table-cell>
            <text:p>р</text:p>
          </table:table-cell>
          <table:table-cell>
            <text:p>у</text:p>
          </table:table-cell>
          <table:table-cell>
            <text:p>ш</text:p>
          </table:table-cell>
          <table:table-cell>
            <text:p>е</text:p>
          </table:table-cell>
          <table:table-cell>
            <text:p>н</text:p>
          </table:table-cell>
          <table:table-cell>
            <text:p>и</text:p>
          </table:table-cell>
          <table:table-cell>
            <text:p>я</text:p>
          </table:table-cell>
          <table:table-cell>
            <text:p> </text:p>
          </table:table-cell>
          <table:table-cell>
            <text:p>х</text:p>
          </table:table-cell>
          <table:table-cell>
            <text:p>а</text:p>
          </table:table-cell>
          <table:table-cell>
            <text:p>к</text:p>
          </table:table-cell>
          <table:table-cell>
            <text:p>а</text:p>
          </table:table-cell>
          <table:table-cell>
            <text:p>т</text:p>
          </table:table-cell>
          <table:table-cell>
            <text:p>о</text:p>
          </table:table-cell>
          <table:table-cell>
            <text:p>н</text:p>
          </table:table-cell>
          <table:table-cell>
            <text:p>\</text:p>
          </table:table-cell>
          <table:table-cell>
            <text:p>8</text:p>
          </table:table-cell>
          <table:table-cell>
            <text:p> </text:p>
          </table:table-cell>
          <table:table-cell>
            <text:p>в</text:p>
          </table:table-cell>
          <table:table-cell>
            <text:p>и</text:p>
          </table:table-cell>
          <table:table-cell>
            <text:p>д</text:p>
          </table:table-cell>
          <table:table-cell>
            <text:p>о</text:p>
          </table:table-cell>
          <table:table-cell>
            <text:p>с</text:p>
          </table:table-cell>
          <table:table-cell>
            <text:p>,</text:p>
          </table:table-cell>
          <table:table-cell>
            <text:p> </text:p>
          </table:table-cell>
          <table:table-cell>
            <text:p>2</text:p>
          </table:table-cell>
          <table:table-cell>
            <text:p>-</text:p>
          </table:table-cell>
          <table:table-cell>
            <text:p>е</text:p>
          </table:table-cell>
          <table:table-cell>
            <text:p>,</text:p>
          </table:table-cell>
          <table:table-cell>
            <text:p> </text:p>
          </table:table-cell>
          <table:table-cell>
            <text:p>б</text:p>
          </table:table-cell>
          <table:table-cell>
            <text:p>е</text:p>
          </table:table-cell>
          <table:table-cell>
            <text:p>з</text:p>
          </table:table-cell>
          <table:table-cell>
            <text:p> </text:p>
          </table:table-cell>
          <table:table-cell>
            <text:p>С</text:p>
          </table:table-cell>
          <table:table-cell>
            <text:p>И</text:p>
          </table:table-cell>
          <table:table-cell>
            <text:p>З</text:p>
          </table:table-cell>
          <table:table-cell>
            <text:p>.</text:p>
          </table:table-cell>
          <table:table-cell>
            <text:p>m</text:p>
          </table:table-cell>
          <table:table-cell>
            <text:p>p</text:p>
          </table:table-cell>
          <table:table-cell>
            <text:p>4</text:p>
          </table:table-cell>
        </table:table-row>
        <table:table-row>
          <table:table-cell>
            <text:p>C</text:p>
          </table:table-cell>
          <table:table-cell>
            <text:p>:</text:p>
          </table:table-cell>
          <table:table-cell>
            <text:p>\</text:p>
          </table:table-cell>
          <table:table-cell>
            <text:p>U</text:p>
          </table:table-cell>
          <table:table-cell>
            <text:p>s</text:p>
          </table:table-cell>
          <table:table-cell>
            <text:p>e</text:p>
          </table:table-cell>
          <table:table-cell>
            <text:p>r</text:p>
          </table:table-cell>
          <table:table-cell>
            <text:p>s</text:p>
          </table:table-cell>
          <table:table-cell>
            <text:p>\</text:p>
          </table:table-cell>
          <table:table-cell>
            <text:p>o</text:p>
          </table:table-cell>
          <table:table-cell>
            <text:p>k</text:p>
          </table:table-cell>
          <table:table-cell>
            <text:p>u</text:p>
          </table:table-cell>
          <table:table-cell>
            <text:p>t</text:p>
          </table:table-cell>
          <table:table-cell>
            <text:p>y</text:p>
          </table:table-cell>
          <table:table-cell>
            <text:p>\</text:p>
          </table:table-cell>
          <table:table-cell>
            <text:p>O</text:p>
          </table:table-cell>
          <table:table-cell>
            <text:p>n</text:p>
          </table:table-cell>
          <table:table-cell>
            <text:p>e</text:p>
          </table:table-cell>
          <table:table-cell>
            <text:p>D</text:p>
          </table:table-cell>
          <table:table-cell>
            <text:p>r</text:p>
          </table:table-cell>
          <table:table-cell>
            <text:p>i</text:p>
          </table:table-cell>
          <table:table-cell>
            <text:p>v</text:p>
          </table:table-cell>
          <table:table-cell>
            <text:p>e</text:p>
          </table:table-cell>
          <table:table-cell>
            <text:p>\</text:p>
          </table:table-cell>
          <table:table-cell>
            <text:p>Р</text:p>
          </table:table-cell>
          <table:table-cell>
            <text:p>а</text:p>
          </table:table-cell>
          <table:table-cell>
            <text:p>б</text:p>
          </table:table-cell>
          <table:table-cell>
            <text:p>о</text:p>
          </table:table-cell>
          <table:table-cell>
            <text:p>ч</text:p>
          </table:table-cell>
          <table:table-cell>
            <text:p>и</text:p>
          </table:table-cell>
          <table:table-cell>
            <text:p>й</text:p>
          </table:table-cell>
          <table:table-cell>
            <text:p> </text:p>
          </table:table-cell>
          <table:table-cell>
            <text:p>с</text:p>
          </table:table-cell>
          <table:table-cell>
            <text:p>т</text:p>
          </table:table-cell>
          <table:table-cell>
            <text:p>о</text:p>
          </table:table-cell>
          <table:table-cell>
            <text:p>л</text:p>
          </table:table-cell>
          <table:table-cell>
            <text:p>\</text:p>
          </table:table-cell>
          <table:table-cell>
            <text:p>h</text:p>
          </table:table-cell>
          <table:table-cell>
            <text:p>a</text:p>
          </table:table-cell>
          <table:table-cell>
            <text:p>c</text:p>
          </table:table-cell>
          <table:table-cell>
            <text:p>\</text:p>
          </table:table-cell>
          <table:table-cell>
            <text:p>m</text:p>
          </table:table-cell>
          <table:table-cell>
            <text:p>o</text:p>
          </table:table-cell>
          <table:table-cell>
            <text:p>d</text:p>
          </table:table-cell>
          <table:table-cell>
            <text:p>e</text:p>
          </table:table-cell>
          <table:table-cell>
            <text:p>l</text:p>
          </table:table-cell>
          <table:table-cell>
            <text:p>s</text:p>
          </table:table-cell>
          <table:table-cell>
            <text:p>\</text:p>
          </table:table-cell>
          <table:table-cell>
            <text:p>Н</text:p>
          </table:table-cell>
          <table:table-cell>
            <text:p>а</text:p>
          </table:table-cell>
          <table:table-cell>
            <text:p>р</text:p>
          </table:table-cell>
          <table:table-cell>
            <text:p>у</text:p>
          </table:table-cell>
          <table:table-cell>
            <text:p>ш</text:p>
          </table:table-cell>
          <table:table-cell>
            <text:p>е</text:p>
          </table:table-cell>
          <table:table-cell>
            <text:p>н</text:p>
          </table:table-cell>
          <table:table-cell>
            <text:p>и</text:p>
          </table:table-cell>
          <table:table-cell>
            <text:p>я</text:p>
          </table:table-cell>
          <table:table-cell>
            <text:p> </text:p>
          </table:table-cell>
          <table:table-cell>
            <text:p>х</text:p>
          </table:table-cell>
          <table:table-cell>
            <text:p>а</text:p>
          </table:table-cell>
          <table:table-cell>
            <text:p>к</text:p>
          </table:table-cell>
          <table:table-cell>
            <text:p>а</text:p>
          </table:table-cell>
          <table:table-cell>
            <text:p>т</text:p>
          </table:table-cell>
          <table:table-cell>
            <text:p>о</text:p>
          </table:table-cell>
          <table:table-cell>
            <text:p>н</text:p>
          </table:table-cell>
          <table:table-cell>
            <text:p>\</text:p>
          </table:table-cell>
          <table:table-cell>
            <text:p>8</text:p>
          </table:table-cell>
          <table:table-cell>
            <text:p> </text:p>
          </table:table-cell>
          <table:table-cell>
            <text:p>в</text:p>
          </table:table-cell>
          <table:table-cell>
            <text:p>и</text:p>
          </table:table-cell>
          <table:table-cell>
            <text:p>д</text:p>
          </table:table-cell>
          <table:table-cell>
            <text:p>о</text:p>
          </table:table-cell>
          <table:table-cell>
            <text:p>с</text:p>
          </table:table-cell>
          <table:table-cell>
            <text:p>,</text:p>
          </table:table-cell>
          <table:table-cell>
            <text:p> </text:p>
          </table:table-cell>
          <table:table-cell>
            <text:p>2</text:p>
          </table:table-cell>
          <table:table-cell>
            <text:p>-</text:p>
          </table:table-cell>
          <table:table-cell>
            <text:p>е</text:p>
          </table:table-cell>
          <table:table-cell>
            <text:p>,</text:p>
          </table:table-cell>
          <table:table-cell>
            <text:p> </text:p>
          </table:table-cell>
          <table:table-cell>
            <text:p>б</text:p>
          </table:table-cell>
          <table:table-cell>
            <text:p>е</text:p>
          </table:table-cell>
          <table:table-cell>
            <text:p>з</text:p>
          </table:table-cell>
          <table:table-cell>
            <text:p> </text:p>
          </table:table-cell>
          <table:table-cell>
            <text:p>С</text:p>
          </table:table-cell>
          <table:table-cell>
            <text:p>И</text:p>
          </table:table-cell>
          <table:table-cell>
            <text:p>З</text:p>
          </table:table-cell>
          <table:table-cell>
            <text:p>.</text:p>
          </table:table-cell>
          <table:table-cell>
            <text:p>m</text:p>
          </table:table-cell>
          <table:table-cell>
            <text:p>p</text:p>
          </table:table-cell>
          <table:table-cell>
            <text:p>4</text:p>
          </table:table-cell>
        </table:table-row>
        <table:table-row>
          <table:table-cell>
            <text:p>C</text:p>
          </table:table-cell>
          <table:table-cell>
            <text:p>:</text:p>
          </table:table-cell>
          <table:table-cell>
            <text:p>\</text:p>
          </table:table-cell>
          <table:table-cell>
            <text:p>U</text:p>
          </table:table-cell>
          <table:table-cell>
            <text:p>s</text:p>
          </table:table-cell>
          <table:table-cell>
            <text:p>e</text:p>
          </table:table-cell>
          <table:table-cell>
            <text:p>r</text:p>
          </table:table-cell>
          <table:table-cell>
            <text:p>s</text:p>
          </table:table-cell>
          <table:table-cell>
            <text:p>\</text:p>
          </table:table-cell>
          <table:table-cell>
            <text:p>o</text:p>
          </table:table-cell>
          <table:table-cell>
            <text:p>k</text:p>
          </table:table-cell>
          <table:table-cell>
            <text:p>u</text:p>
          </table:table-cell>
          <table:table-cell>
            <text:p>t</text:p>
          </table:table-cell>
          <table:table-cell>
            <text:p>y</text:p>
          </table:table-cell>
          <table:table-cell>
            <text:p>\</text:p>
          </table:table-cell>
          <table:table-cell>
            <text:p>O</text:p>
          </table:table-cell>
          <table:table-cell>
            <text:p>n</text:p>
          </table:table-cell>
          <table:table-cell>
            <text:p>e</text:p>
          </table:table-cell>
          <table:table-cell>
            <text:p>D</text:p>
          </table:table-cell>
          <table:table-cell>
            <text:p>r</text:p>
          </table:table-cell>
          <table:table-cell>
            <text:p>i</text:p>
          </table:table-cell>
          <table:table-cell>
            <text:p>v</text:p>
          </table:table-cell>
          <table:table-cell>
            <text:p>e</text:p>
          </table:table-cell>
          <table:table-cell>
            <text:p>\</text:p>
          </table:table-cell>
          <table:table-cell>
            <text:p>Р</text:p>
          </table:table-cell>
          <table:table-cell>
            <text:p>а</text:p>
          </table:table-cell>
          <table:table-cell>
            <text:p>б</text:p>
          </table:table-cell>
          <table:table-cell>
            <text:p>о</text:p>
          </table:table-cell>
          <table:table-cell>
            <text:p>ч</text:p>
          </table:table-cell>
          <table:table-cell>
            <text:p>и</text:p>
          </table:table-cell>
          <table:table-cell>
            <text:p>й</text:p>
          </table:table-cell>
          <table:table-cell>
            <text:p> </text:p>
          </table:table-cell>
          <table:table-cell>
            <text:p>с</text:p>
          </table:table-cell>
          <table:table-cell>
            <text:p>т</text:p>
          </table:table-cell>
          <table:table-cell>
            <text:p>о</text:p>
          </table:table-cell>
          <table:table-cell>
            <text:p>л</text:p>
          </table:table-cell>
          <table:table-cell>
            <text:p>\</text:p>
          </table:table-cell>
          <table:table-cell>
            <text:p>h</text:p>
          </table:table-cell>
          <table:table-cell>
            <text:p>a</text:p>
          </table:table-cell>
          <table:table-cell>
            <text:p>c</text:p>
          </table:table-cell>
          <table:table-cell>
            <text:p>\</text:p>
          </table:table-cell>
          <table:table-cell>
            <text:p>m</text:p>
          </table:table-cell>
          <table:table-cell>
            <text:p>o</text:p>
          </table:table-cell>
          <table:table-cell>
            <text:p>d</text:p>
          </table:table-cell>
          <table:table-cell>
            <text:p>e</text:p>
          </table:table-cell>
          <table:table-cell>
            <text:p>l</text:p>
          </table:table-cell>
          <table:table-cell>
            <text:p>s</text:p>
          </table:table-cell>
          <table:table-cell>
            <text:p>\</text:p>
          </table:table-cell>
          <table:table-cell>
            <text:p>Н</text:p>
          </table:table-cell>
          <table:table-cell>
            <text:p>а</text:p>
          </table:table-cell>
          <table:table-cell>
            <text:p>р</text:p>
          </table:table-cell>
          <table:table-cell>
            <text:p>у</text:p>
          </table:table-cell>
          <table:table-cell>
            <text:p>ш</text:p>
          </table:table-cell>
          <table:table-cell>
            <text:p>е</text:p>
          </table:table-cell>
          <table:table-cell>
            <text:p>н</text:p>
          </table:table-cell>
          <table:table-cell>
            <text:p>и</text:p>
          </table:table-cell>
          <table:table-cell>
            <text:p>я</text:p>
          </table:table-cell>
          <table:table-cell>
            <text:p> </text:p>
          </table:table-cell>
          <table:table-cell>
            <text:p>х</text:p>
          </table:table-cell>
          <table:table-cell>
            <text:p>а</text:p>
          </table:table-cell>
          <table:table-cell>
            <text:p>к</text:p>
          </table:table-cell>
          <table:table-cell>
            <text:p>а</text:p>
          </table:table-cell>
          <table:table-cell>
            <text:p>т</text:p>
          </table:table-cell>
          <table:table-cell>
            <text:p>о</text:p>
          </table:table-cell>
          <table:table-cell>
            <text:p>н</text:p>
          </table:table-cell>
          <table:table-cell>
            <text:p>\</text:p>
          </table:table-cell>
          <table:table-cell>
            <text:p>8</text:p>
          </table:table-cell>
          <table:table-cell>
            <text:p> </text:p>
          </table:table-cell>
          <table:table-cell>
            <text:p>в</text:p>
          </table:table-cell>
          <table:table-cell>
            <text:p>и</text:p>
          </table:table-cell>
          <table:table-cell>
            <text:p>д</text:p>
          </table:table-cell>
          <table:table-cell>
            <text:p>о</text:p>
          </table:table-cell>
          <table:table-cell>
            <text:p>с</text:p>
          </table:table-cell>
          <table:table-cell>
            <text:p>,</text:p>
          </table:table-cell>
          <table:table-cell>
            <text:p> </text:p>
          </table:table-cell>
          <table:table-cell>
            <text:p>2</text:p>
          </table:table-cell>
          <table:table-cell>
            <text:p>-</text:p>
          </table:table-cell>
          <table:table-cell>
            <text:p>е</text:p>
          </table:table-cell>
          <table:table-cell>
            <text:p>,</text:p>
          </table:table-cell>
          <table:table-cell>
            <text:p> </text:p>
          </table:table-cell>
          <table:table-cell>
            <text:p>б</text:p>
          </table:table-cell>
          <table:table-cell>
            <text:p>е</text:p>
          </table:table-cell>
          <table:table-cell>
            <text:p>з</text:p>
          </table:table-cell>
          <table:table-cell>
            <text:p> </text:p>
          </table:table-cell>
          <table:table-cell>
            <text:p>С</text:p>
          </table:table-cell>
          <table:table-cell>
            <text:p>И</text:p>
          </table:table-cell>
          <table:table-cell>
            <text:p>З</text:p>
          </table:table-cell>
          <table:table-cell>
            <text:p>.</text:p>
          </table:table-cell>
          <table:table-cell>
            <text:p>m</text:p>
          </table:table-cell>
          <table:table-cell>
            <text:p>p</text:p>
          </table:table-cell>
          <table:table-cell>
            <text:p>4</text:p>
          </table:table-cell>
        </table:table-row>
        <table:table-row>
          <table:table-cell>
            <text:p>8</text:p>
          </table:table-cell>
          <table:table-cell>
            <text:p>.</text:p>
          </table:table-cell>
          <table:table-cell>
            <text:p>4</text:p>
          </table:table-cell>
          <table:table-cell>
            <text:p>0</text:p>
          </table:table-cell>
          <table:table-cell>
            <text:p>8</text:p>
          </table:table-cell>
          <table:table-cell>
            <text:p>4</text:p>
          </table:table-cell>
          <table:table-cell>
            <text:p> </text:p>
          </table:table-cell>
          <table:table-cell>
            <text:p>-</text:p>
          </table:table-cell>
          <table:table-cell>
            <text:p> </text:p>
          </table:table-cell>
          <table:table-cell>
            <text:p>О</text:p>
          </table:table-cell>
          <table:table-cell>
            <text:p>т</text:p>
          </table:table-cell>
          <table:table-cell>
            <text:p>с</text:p>
          </table:table-cell>
          <table:table-cell>
            <text:p>у</text:p>
          </table:table-cell>
          <table:table-cell>
            <text:p>т</text:p>
          </table:table-cell>
          <table:table-cell>
            <text:p>с</text:p>
          </table:table-cell>
          <table:table-cell>
            <text:p>т</text:p>
          </table:table-cell>
          <table:table-cell>
            <text:p>в</text:p>
          </table:table-cell>
          <table:table-cell>
            <text:p>у</text:p>
          </table:table-cell>
          <table:table-cell>
            <text:p>е</text:p>
          </table:table-cell>
          <table:table-cell>
            <text:p>т</text:p>
          </table:table-cell>
          <table:table-cell>
            <text:p> </text:p>
          </table:table-cell>
          <table:table-cell>
            <text:p>ж</text:p>
          </table:table-cell>
          <table:table-cell>
            <text:p>и</text:p>
          </table:table-cell>
          <table:table-cell>
            <text:p>л</text:p>
          </table:table-cell>
          <table:table-cell>
            <text:p>е</text:p>
          </table:table-cell>
          <table:table-cell>
            <text:p>т</text:p>
          </table:table-cell>
        </table:table-row>
        <table:table-row>
          <table:table-cell>
            <text:p>C</text:p>
          </table:table-cell>
          <table:table-cell>
            <text:p>:</text:p>
          </table:table-cell>
          <table:table-cell>
            <text:p>\</text:p>
          </table:table-cell>
          <table:table-cell>
            <text:p>U</text:p>
          </table:table-cell>
          <table:table-cell>
            <text:p>s</text:p>
          </table:table-cell>
          <table:table-cell>
            <text:p>e</text:p>
          </table:table-cell>
          <table:table-cell>
            <text:p>r</text:p>
          </table:table-cell>
          <table:table-cell>
            <text:p>s</text:p>
          </table:table-cell>
          <table:table-cell>
            <text:p>\</text:p>
          </table:table-cell>
          <table:table-cell>
            <text:p>o</text:p>
          </table:table-cell>
          <table:table-cell>
            <text:p>k</text:p>
          </table:table-cell>
          <table:table-cell>
            <text:p>u</text:p>
          </table:table-cell>
          <table:table-cell>
            <text:p>t</text:p>
          </table:table-cell>
          <table:table-cell>
            <text:p>y</text:p>
          </table:table-cell>
          <table:table-cell>
            <text:p>\</text:p>
          </table:table-cell>
          <table:table-cell>
            <text:p>O</text:p>
          </table:table-cell>
          <table:table-cell>
            <text:p>n</text:p>
          </table:table-cell>
          <table:table-cell>
            <text:p>e</text:p>
          </table:table-cell>
          <table:table-cell>
            <text:p>D</text:p>
          </table:table-cell>
          <table:table-cell>
            <text:p>r</text:p>
          </table:table-cell>
          <table:table-cell>
            <text:p>i</text:p>
          </table:table-cell>
          <table:table-cell>
            <text:p>v</text:p>
          </table:table-cell>
          <table:table-cell>
            <text:p>e</text:p>
          </table:table-cell>
          <table:table-cell>
            <text:p>\</text:p>
          </table:table-cell>
          <table:table-cell>
            <text:p>Р</text:p>
          </table:table-cell>
          <table:table-cell>
            <text:p>а</text:p>
          </table:table-cell>
          <table:table-cell>
            <text:p>б</text:p>
          </table:table-cell>
          <table:table-cell>
            <text:p>о</text:p>
          </table:table-cell>
          <table:table-cell>
            <text:p>ч</text:p>
          </table:table-cell>
          <table:table-cell>
            <text:p>и</text:p>
          </table:table-cell>
          <table:table-cell>
            <text:p>й</text:p>
          </table:table-cell>
          <table:table-cell>
            <text:p> </text:p>
          </table:table-cell>
          <table:table-cell>
            <text:p>с</text:p>
          </table:table-cell>
          <table:table-cell>
            <text:p>т</text:p>
          </table:table-cell>
          <table:table-cell>
            <text:p>о</text:p>
          </table:table-cell>
          <table:table-cell>
            <text:p>л</text:p>
          </table:table-cell>
          <table:table-cell>
            <text:p>\</text:p>
          </table:table-cell>
          <table:table-cell>
            <text:p>h</text:p>
          </table:table-cell>
          <table:table-cell>
            <text:p>a</text:p>
          </table:table-cell>
          <table:table-cell>
            <text:p>c</text:p>
          </table:table-cell>
          <table:table-cell>
            <text:p>\</text:p>
          </table:table-cell>
          <table:table-cell>
            <text:p>m</text:p>
          </table:table-cell>
          <table:table-cell>
            <text:p>o</text:p>
          </table:table-cell>
          <table:table-cell>
            <text:p>d</text:p>
          </table:table-cell>
          <table:table-cell>
            <text:p>e</text:p>
          </table:table-cell>
          <table:table-cell>
            <text:p>l</text:p>
          </table:table-cell>
          <table:table-cell>
            <text:p>s</text:p>
          </table:table-cell>
          <table:table-cell>
            <text:p>\</text:p>
          </table:table-cell>
          <table:table-cell>
            <text:p>Н</text:p>
          </table:table-cell>
          <table:table-cell>
            <text:p>а</text:p>
          </table:table-cell>
          <table:table-cell>
            <text:p>р</text:p>
          </table:table-cell>
          <table:table-cell>
            <text:p>у</text:p>
          </table:table-cell>
          <table:table-cell>
            <text:p>ш</text:p>
          </table:table-cell>
          <table:table-cell>
            <text:p>е</text:p>
          </table:table-cell>
          <table:table-cell>
            <text:p>н</text:p>
          </table:table-cell>
          <table:table-cell>
            <text:p>и</text:p>
          </table:table-cell>
          <table:table-cell>
            <text:p>я</text:p>
          </table:table-cell>
          <table:table-cell>
            <text:p> </text:p>
          </table:table-cell>
          <table:table-cell>
            <text:p>х</text:p>
          </table:table-cell>
          <table:table-cell>
            <text:p>а</text:p>
          </table:table-cell>
          <table:table-cell>
            <text:p>к</text:p>
          </table:table-cell>
          <table:table-cell>
            <text:p>а</text:p>
          </table:table-cell>
          <table:table-cell>
            <text:p>т</text:p>
          </table:table-cell>
          <table:table-cell>
            <text:p>о</text:p>
          </table:table-cell>
          <table:table-cell>
            <text:p>н</text:p>
          </table:table-cell>
          <table:table-cell>
            <text:p>\</text:p>
          </table:table-cell>
          <table:table-cell>
            <text:p>8</text:p>
          </table:table-cell>
          <table:table-cell>
            <text:p> </text:p>
          </table:table-cell>
          <table:table-cell>
            <text:p>в</text:p>
          </table:table-cell>
          <table:table-cell>
            <text:p>и</text:p>
          </table:table-cell>
          <table:table-cell>
            <text:p>д</text:p>
          </table:table-cell>
          <table:table-cell>
            <text:p>о</text:p>
          </table:table-cell>
          <table:table-cell>
            <text:p>с</text:p>
          </table:table-cell>
          <table:table-cell>
            <text:p>,</text:p>
          </table:table-cell>
          <table:table-cell>
            <text:p> </text:p>
          </table:table-cell>
          <table:table-cell>
            <text:p>2</text:p>
          </table:table-cell>
          <table:table-cell>
            <text:p>-</text:p>
          </table:table-cell>
          <table:table-cell>
            <text:p>е</text:p>
          </table:table-cell>
          <table:table-cell>
            <text:p>,</text:p>
          </table:table-cell>
          <table:table-cell>
            <text:p> </text:p>
          </table:table-cell>
          <table:table-cell>
            <text:p>б</text:p>
          </table:table-cell>
          <table:table-cell>
            <text:p>е</text:p>
          </table:table-cell>
          <table:table-cell>
            <text:p>з</text:p>
          </table:table-cell>
          <table:table-cell>
            <text:p> </text:p>
          </table:table-cell>
          <table:table-cell>
            <text:p>С</text:p>
          </table:table-cell>
          <table:table-cell>
            <text:p>И</text:p>
          </table:table-cell>
          <table:table-cell>
            <text:p>З</text:p>
          </table:table-cell>
          <table:table-cell>
            <text:p>.</text:p>
          </table:table-cell>
          <table:table-cell>
            <text:p>m</text:p>
          </table:table-cell>
          <table:table-cell>
            <text:p>p</text:p>
          </table:table-cell>
          <table:table-cell>
            <text:p>4</text:p>
          </table:table-cell>
        </table:table-row>
        <table:table-row>
          <table:table-cell>
            <text:p>2</text:p>
          </table:table-cell>
          <table:table-cell>
            <text:p>1</text:p>
          </table:table-cell>
          <table:table-cell>
            <text:p>.</text:p>
          </table:table-cell>
          <table:table-cell>
            <text:p>4</text:p>
          </table:table-cell>
          <table:table-cell>
            <text:p>8</text:p>
          </table:table-cell>
          <table:table-cell>
            <text:p>8</text:p>
          </table:table-cell>
          <table:table-cell>
            <text:p>1</text:p>
          </table:table-cell>
          <table:table-cell>
            <text:p>3</text:p>
          </table:table-cell>
          <table:table-cell>
            <text:p>3</text:p>
          </table:table-cell>
          <table:table-cell>
            <text:p>3</text:p>
          </table:table-cell>
          <table:table-cell>
            <text:p>3</text:p>
          </table:table-cell>
          <table:table-cell>
            <text:p>3</text:p>
          </table:table-cell>
          <table:table-cell>
            <text:p>3</text:p>
          </table:table-cell>
          <table:table-cell>
            <text:p>3</text:p>
          </table:table-cell>
          <table:table-cell>
            <text:p>3</text:p>
          </table:table-cell>
          <table:table-cell>
            <text:p>3</text:p>
          </table:table-cell>
          <table:table-cell>
            <text:p>3</text:p>
          </table:table-cell>
          <table:table-cell>
            <text:p>4</text:p>
          </table:table-cell>
          <table:table-cell>
            <text:p> </text:p>
          </table:table-cell>
          <table:table-cell>
            <text:p>-</text:p>
          </table:table-cell>
          <table:table-cell>
            <text:p> </text:p>
          </table:table-cell>
          <table:table-cell>
            <text:p>О</text:p>
          </table:table-cell>
          <table:table-cell>
            <text:p>т</text:p>
          </table:table-cell>
          <table:table-cell>
            <text:p>с</text:p>
          </table:table-cell>
          <table:table-cell>
            <text:p>у</text:p>
          </table:table-cell>
          <table:table-cell>
            <text:p>т</text:p>
          </table:table-cell>
          <table:table-cell>
            <text:p>с</text:p>
          </table:table-cell>
          <table:table-cell>
            <text:p>т</text:p>
          </table:table-cell>
          <table:table-cell>
            <text:p>в</text:p>
          </table:table-cell>
          <table:table-cell>
            <text:p>у</text:p>
          </table:table-cell>
          <table:table-cell>
            <text:p>е</text:p>
          </table:table-cell>
          <table:table-cell>
            <text:p>т</text:p>
          </table:table-cell>
          <table:table-cell>
            <text:p> </text:p>
          </table:table-cell>
          <table:table-cell>
            <text:p>к</text:p>
          </table:table-cell>
          <table:table-cell>
            <text:p>а</text:p>
          </table:table-cell>
          <table:table-cell>
            <text:p>с</text:p>
          </table:table-cell>
          <table:table-cell>
            <text:p>к</text:p>
          </table:table-cell>
          <table:table-cell>
            <text:p>а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